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376cm" fo:min-width="4.089cm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62cm"/>
    </style:style>
    <style:style style:name="gr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091cm" fo:min-width="1.03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>
      <style:graphic-properties draw:auto-grow-height="false" fo:min-height="10.798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loext:graphic-properties draw:fill="none" draw:fill-color="#ffffff"/>
      <style:text-properties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4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1" fo:language="en" fo:country="GB" style:font-name-asian="Liberation Sans1" style:font-name-complex="Liberation Sans1"/>
    </style:style>
    <style:style style:name="T7" style:family="text">
      <style:text-properties style:font-name="Liberation Sans" fo:language="en" fo:country="GB" style:font-name-asian="Liberation Sans1" style:font-name-complex="Liberation Sans1"/>
    </style:style>
    <style:style style:name="T8" style:family="text">
      <style:text-properties style:text-position="-33% 58%" fo:language="en" fo:country="GB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4: </text:span><text:span text:style-name="T1">Audio </text:span><text:span text:style-name="T1">Amplif</text:span><text:span text:style-name="T1">ier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</text:span><text:span text:style-name="T2">uit </text:span><text:span text:style-name="T2">The</text:span><text:span text:style-name="T2">ory </text:span><text:span text:style-name="T2">and </text:span><text:span text:style-name="T2">Elec</text:span><text:span text:style-name="T2">tron</text:span><text:span text:style-name="T2">ics </text:span><text:span text:style-name="T2">Fun</text:span><text:span text:style-name="T2">dam</text:span><text:span text:style-name="T2">enta</text:span><text:span text:style-name="T2">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Audi</text:span><text:span text:style-name="T3">o </text:span><text:span text:style-name="T3">Ampl</text:span><text:span text:style-name="T3">ifier </text:span><text:span text:style-name="T3">Circu</text:span><text:span text:style-name="T3">it</text:span></text:p>
          </draw:text-box>
        </draw:frame>
        <draw:custom-shape draw:style-name="gr2" draw:text-style-name="P9" xml:id="id1" draw:id="id1" draw:layer="layout" svg:width="4.589cm" svg:height="4.626cm" svg:x="8.5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8"><text:span text:style-name="T4">Gain </text:span></text:p>
          <text:p text:style-name="P8"><text:span text:style-name="T4">Stag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4" draw:id="id4" draw:layer="layout" svg:width="4.589cm" svg:height="4.626cm" svg:x="14.857cm" svg:y="4.8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8"><text:span text:style-name="T4">Output </text:span></text:p>
          <text:p text:style-name="P8"><text:span text:style-name="T4">Stage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8.558cm" svg:y1="5.181cm" svg:x2="7.348cm" svg:y2="5.1cm" draw:start-shape="id1" draw:start-glue-point="4" draw:end-shape="id2" draw:end-glue-point="1" svg:d="M8558 5181h-581v-81h-629" svg:viewBox="0 0 1211 82">
          <text:p/>
        </draw:connector>
        <draw:connector draw:style-name="gr3" draw:text-style-name="P9" draw:layer="layout" svg:x1="4.916cm" svg:y1="7.805cm" svg:x2="8.558cm" svg:y2="9.113cm" draw:start-shape="id3" draw:start-glue-point="8" draw:end-shape="id1" draw:end-glue-point="5" svg:d="M4916 7805v1308h3642" svg:viewBox="0 0 3643 1309">
          <text:p/>
        </draw:connector>
        <draw:connector draw:style-name="gr3" draw:text-style-name="P9" draw:layer="layout" svg:x1="13.145cm" svg:y1="5.181cm" svg:x2="14.858cm" svg:y2="5.181cm" draw:start-shape="id1" draw:start-glue-point="6" draw:end-shape="id4" draw:end-glue-point="4" svg:d="M13145 5181h1713" svg:viewBox="0 0 1714 1">
          <text:p/>
        </draw:connector>
        <draw:connector draw:style-name="gr3" draw:text-style-name="P9" draw:layer="layout" svg:x1="13.145cm" svg:y1="9.169cm" svg:x2="14.858cm" svg:y2="9.113cm" draw:start-shape="id1" draw:start-glue-point="7" draw:end-shape="id4" draw:end-glue-point="5" svg:d="M13145 9169h856v-56h857" svg:viewBox="0 0 1714 57">
          <text:p/>
        </draw:connector>
        <draw:connector draw:style-name="gr3" draw:text-style-name="P9" draw:layer="layout" draw:line-skew="-2.245cm" svg:x1="19.445cm" svg:y1="9.169cm" svg:x2="22.247cm" svg:y2="8.094cm" draw:start-shape="id4" draw:start-glue-point="7" draw:end-shape="id5" draw:end-glue-point="4" svg:d="M19445 9169h1361v-1075h1441" svg:viewBox="0 0 2803 1076">
          <text:p/>
        </draw:connector>
        <draw:connector draw:style-name="gr3" draw:text-style-name="P9" draw:layer="layout" draw:line-skew="-2.269cm" svg:x1="19.445cm" svg:y1="5.181cm" svg:x2="22.247cm" svg:y2="6.039cm" draw:start-shape="id4" draw:start-glue-point="6" draw:end-shape="id5" draw:end-glue-point="6" svg:d="M19445 5181h1337v858h1465" svg:viewBox="0 0 2803 859">
          <text:p/>
        </draw:connector>
        <draw:frame draw:style-name="gr4" draw:text-style-name="P10" draw:layer="layout" svg:width="2.614cm" svg:height="1.673cm" svg:x="19.681cm" svg:y="6.195cm">
          <draw:text-box>
            <text:p><text:span text:style-name="T4">Audio</text:span></text:p>
            <text:p><text:span text:style-name="T4">OUT</text:span></text:p>
          </draw:text-box>
        </draw:frame>
        <draw:frame draw:style-name="gr5" draw:text-style-name="P10" draw:layer="layout" svg:width="25.136cm" svg:height="8.072cm" svg:x="0.351cm" svg:y="10.568cm">
          <draw:text-box>
            <text:p><text:span text:style-name="T4">Based on </text:span><text:span text:style-name="T4">Lectures 16 </text:span><text:span text:style-name="T4">and 17, </text:span><text:span text:style-name="T4">choose the </text:span><text:span text:style-name="T4">architecture </text:span><text:span text:style-name="T4">of the Gain </text:span><text:span text:style-name="T4">and Output </text:span><text:span text:style-name="T4">amplifier</text:span></text:p>
            <text:p><text:span text:style-name="T4">stages. </text:span><text:span text:style-name="T4">Provided </text:span><text:span text:style-name="T4">the output </text:span><text:span text:style-name="T4">has no </text:span><text:span text:style-name="T4">visible </text:span><text:span text:style-name="T4">distortion of </text:span><text:span text:style-name="T4">the input </text:span><text:span text:style-name="T4">sine waves, </text:span><text:span text:style-name="T4">the </text:span><text:span text:style-name="T5">merit M</text:span></text:p>
            <text:p><text:span text:style-name="T4">of your </text:span><text:span text:style-name="T4">work is </text:span><text:span text:style-name="T4">given by</text:span></text:p>
            <text:p><text:span text:style-name="T4"><text:s/></text:span></text:p>
            <text:p><text:span text:style-name="T4"/></text:p>
            <text:p><text:span text:style-name="T5"/></text:p>
            <text:p><text:span text:style-name="T5">cost = cost </text:span><text:span text:style-name="T5">of resistors <text:s/></text:span><text:span text:style-name="T5">+ cost of </text:span><text:span text:style-name="T5">capacitors </text:span><text:span text:style-name="T5">+ cost of </text:span><text:span text:style-name="T5">transistors</text:span></text:p>
            <text:p><text:span text:style-name="T4">cost of </text:span><text:span text:style-name="T4">resistors = </text:span><text:span text:style-name="T4">1 monetary </text:span><text:span text:style-name="T4">unit (MU) </text:span><text:span text:style-name="T4">per kOhm </text:span></text:p>
            <text:p><text:span text:style-name="T4">cost of </text:span><text:span text:style-name="T4">capacitors </text:span><text:span text:style-name="T4">= 1 MU/</text:span><text:span text:style-name="T6">μ</text:span><text:span text:style-name="T7">F</text:span></text:p>
            <text:p><text:span text:style-name="T7">cost of </text:span><text:span text:style-name="T7">transistors </text:span><text:span text:style-name="T7">= 0.1 MU </text:span><text:span text:style-name="T7">per </text:span><text:span text:style-name="T7">transistor</text:span></text:p>
          </draw:text-box>
        </draw:frame>
        <draw:frame draw:style-name="gr6" draw:text-style-name="P9" draw:layer="layout" svg:width="8.117cm" svg:height="2.292cm" svg:x="6.844cm" svg:y="13.0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9" xml:id="id3" draw:id="id3" draw:layer="layout" svg:width="1.842cm" svg:height="1.843cm" svg:x="3.995cm" svg:y="5.962cm">
          <text:p text:style-name="P8"><text:span text:style-name="T4">+</text:span></text:p>
          <text:p text:style-name="P8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062cm" svg:height="2.384cm" svg:x="0.208cm" svg:y="5.292cm">
          <draw:text-box>
            <text:p><text:span text:style-name="T4">Audio</text:span></text:p>
            <text:p><text:span text:style-name="T4">IN</text:span></text:p>
            <text:p><text:span text:style-name="T4">Max: 10mV</text:span></text:p>
          </draw:text-box>
        </draw:frame>
        <draw:g xml:id="id2" draw:id="id2">
          <draw:line draw:style-name="gr9" draw:text-style-name="P11" draw:layer="layout" svg:x1="5.557cm" svg:y1="5.063cm" svg:x2="5.701cm" svg:y2="4.567cm">
            <text:p/>
          </draw:line>
          <draw:line draw:style-name="gr9" draw:text-style-name="P11" draw:layer="layout" svg:x1="6.001cm" svg:y1="5.577cm" svg:x2="5.698cm" svg:y2="4.568cm">
            <text:p/>
          </draw:line>
          <draw:line draw:style-name="gr9" draw:text-style-name="P11" draw:layer="layout" svg:x1="6.595cm" svg:y1="5.634cm" svg:x2="6.898cm" svg:y2="4.625cm">
            <text:p/>
          </draw:line>
          <draw:line draw:style-name="gr9" draw:text-style-name="P11" draw:layer="layout" svg:x1="5.987cm" svg:y1="5.601cm" svg:x2="6.29cm" svg:y2="4.592cm">
            <text:p/>
          </draw:line>
          <draw:line draw:style-name="gr9" draw:text-style-name="P11" draw:layer="layout" svg:x1="6.608cm" svg:y1="5.628cm" svg:x2="6.305cm" svg:y2="4.619cm">
            <text:p/>
          </draw:line>
          <draw:line draw:style-name="gr9" draw:text-style-name="P11" draw:layer="layout" svg:x1="7.209cm" svg:y1="5.629cm" svg:x2="6.906cm" svg:y2="4.62cm">
            <text:p/>
          </draw:line>
          <draw:line draw:style-name="gr9" draw:text-style-name="P11" draw:layer="layout" svg:x1="7.204cm" svg:y1="5.579cm" svg:x2="7.348cm" svg:y2="5.083cm">
            <text:p/>
          </draw:line>
        </draw:g>
        <draw:connector draw:style-name="gr3" draw:text-style-name="P9" draw:layer="layout" svg:x1="5.557cm" svg:y1="5.1cm" svg:x2="4.916cm" svg:y2="5.962cm" draw:start-shape="id2" draw:start-glue-point="3" draw:end-shape="id3" draw:end-glue-point="4" svg:d="M5557 5100h-641v862" svg:viewBox="0 0 642 863">
          <text:p/>
        </draw:connector>
        <draw:custom-shape draw:style-name="gr10" draw:text-style-name="P9" xml:id="id5" draw:id="id5" draw:layer="layout" svg:width="2.739cm" svg:height="0.609cm" draw:transform="rotate (-1.5707963267949) translate (22.55cm 5.69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11" draw:text-style-name="P11" draw:layer="layout" svg:width="3.447cm" svg:height="1.69cm" draw:transform="rotate (-1.10252448848482) translate (22.899cm 5.161cm)" svg:viewBox="0 0 3448 1691" svg:d="M0 0c2231 0 3448 1691 3448 1691">
          <text:p/>
        </draw:path>
        <draw:path draw:style-name="gr11" draw:text-style-name="P11" draw:layer="layout" svg:width="3.447cm" svg:height="1.69cm" draw:transform="rotate (-1.10252448848482) translate (23.299cm 5.161cm)" svg:viewBox="0 0 3448 1691" svg:d="M0 0c2231 0 3448 1691 3448 1691">
          <text:p/>
        </draw:path>
        <draw:path draw:style-name="gr11" draw:text-style-name="P11" draw:layer="layout" svg:width="3.447cm" svg:height="1.69cm" draw:transform="rotate (-1.10252448848482) translate (23.899cm 5.161cm)" svg:viewBox="0 0 3448 1691" svg:d="M0 0c2231 0 3448 1691 3448 1691">
          <text:p/>
        </draw:path>
        <draw:frame draw:style-name="gr12" draw:text-style-name="P10" draw:layer="layout" svg:width="3.863cm" svg:height="0.962cm" svg:x="21.4cm" svg:y="9.353cm">
          <draw:text-box>
            <text:p><text:span text:style-name="T4">8</text:span><text:span text:style-name="T6">Ω Speaker</text:span></text:p>
          </draw:text-box>
        </draw:frame>
        <draw:frame draw:style-name="gr13" draw:text-style-name="P10" draw:layer="layout" svg:width="3.046cm" svg:height="1.114cm" svg:x="4.566cm" svg:y="3.593cm">
          <draw:text-box>
            <text:p><text:span text:style-name="T4">R</text:span><text:span text:style-name="T8">s</text:span><text:span text:style-name="T4">=100</text:span><text:span text:style-name="T6">Ω</text:span></text:p>
          </draw:text-box>
        </draw:frame>
        <draw:frame draw:style-name="gr14" draw:text-style-name="P10" draw:layer="layout" svg:width="7.69cm" svg:height="0.962cm" svg:x="11.098cm" svg:y="3.629cm">
          <draw:text-box>
            <text:p><text:span text:style-name="T4">12V Supply </text:span><text:span text:style-name="T4">Voltage </text:span><text:span text:style-name="T4">(Vc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</text:span><text:span text:style-name="T3">latio</text:span><text:span text:style-name="T3">n </text:span><text:span text:style-name="T3">Anal</text:span><text:span text:style-name="T3">ysis</text:span></text:p>
          </draw:text-box>
        </draw:frame>
        <draw:frame draw:name="Content Placeholder 2" presentation:style-name="pr6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<text:s/>Write <text:s/>an Ngspice script to simulate the audio amplifier. Start with the provided script</text:p>
              </text:list-item>
              <text:list-item>
                <text:p><text:s/>Use the provided transistor models: the gain stage must use the NPN transistor and the output stage must use the PNP transistor</text:p>
              </text:list-item>
              <text:list-item>
                <text:p><text:s/>Measure the output voltage gain in the passband, the lower and upper 3dB cut off frequencies (the difference between them is the bandwidth), the input and output impedances</text:p>
              </text:list-item>
              <text:list-item>
                <text:p><text:s/>Perform incremental modifications to improve the merit figure</text:p>
                <text:list>
                  <text:list-item>
                    <text:p><text:s/>Make sure the BJTs operate in the F.A.R. (V<text:span text:style-name="T9">CE</text:span> &gt; V<text:span text:style-name="T9">BE</text:span>) by means of a suitable O.P. (For the PNP, V<text:span text:style-name="T9">EC</text:span> &gt; V<text:span text:style-name="T9">EB</text:span>)</text:p>
                  </text:list-item>
                  <text:list-item>
                    <text:p>Understand the purpose of the coupling capacitors and their effect on the bandwidth </text:p>
                  </text:list-item>
                  <text:list-item>
                    <text:p>Understand the purpose of the bypass capacitor and its effect on the gain</text:p>
                  </text:list-item>
                  <text:list-item>
                    <text:p>Understand the effect of resistor R<text:span text:style-name="T9">C </text:span><text:span text:style-name="T10"><text:s/>on the gain </text:span>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</text:span><text:span text:style-name="T3">retic</text:span><text:span text:style-name="T3">al </text:span><text:span text:style-name="T3">Anal</text:span><text:span text:style-name="T3">ysis</text:span></text:p>
          </draw:text-box>
        </draw:frame>
        <draw:frame draw:name="Content Placeholder 2" presentation:style-name="pr7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1"><text:s/></text:span><text:span text:style-name="T11">Compute the OP using the theoretical DC model studied. Compare it to Ngspice’s OP and explain.</text:span></text:p>
              </text:list-item>
              <text:list-item>
                <text:p text:style-name="P12"><text:span text:style-name="T11"><text:s/></text:span><text:span text:style-name="T11">Compute the gain, input and output impedances separately for the 2 stages, and explain why they can be connected without significant signal loss.</text:span><text:span text:style-name="T12"> </text:span></text:p>
              </text:list-item>
              <text:list-item>
                <text:p text:style-name="P12"><text:span text:style-name="T12"><text:s/></text:span><text:span text:style-name="T12">Compute the frequency response V</text:span><text:span text:style-name="T13">o</text:span><text:span text:style-name="T12">(f)/V</text:span><text:span text:style-name="T13">i</text:span><text:span text:style-name="T12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</text:span><text:span text:style-name="T3">repor</text:span><text:span text:style-name="T3">t</text:span></text:p>
          </draw:text-box>
        </draw:frame>
        <draw:frame draw:name="Content Placeholder 2" presentation:style-name="pr8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2"><text:s/></text:span><text:span text:style-name="T11">Produce all tables and plots required in the simulation and analysis sections</text:span></text:p>
              </text:list-item>
              <text:list-item>
                <text:p text:style-name="P12"><text:span text:style-name="T11"><text:s/></text:span><text:span text:style-name="T11">Compare Octave and Ngspice results </text:span><text:span text:style-name="T15">side by side</text:span><text:span text:style-name="T11"> looking for accuracy or discrepancy, and explaining both. Read the repository’s README file.</text:span></text:p>
              </text:list-item>
              <text:list-item>
                <text:p text:style-name="P12"><text:span text:style-name="T11"><text:s/></text:span><text:span text:style-name="T11">The results of interest are, obviously, </text:span></text:p>
                <text:list>
                  <text:list-header>
                    <text:p text:style-name="P14"><text:span text:style-name="T11">- the gain’s frequency response </text:span></text:p>
                    <text:p text:style-name="P14"><text:span text:style-name="T11">- input /output impedances to support the driver (input audio source) and load (speaker), respectively, adequately</text:span></text:p>
                    <text:p text:style-name="P14"><text:span text:style-name="T11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</text:span><text:span text:style-name="T3">luat</text:span><text:span text:style-name="T3">ion </text:span><text:span text:style-name="T3">crit</text:span><text:span text:style-name="T3">eria</text:span></text:p>
          </draw:text-box>
        </draw:frame>
        <draw:frame draw:name="Content Placeholder 2" presentation:style-name="pr9" draw:text-style-name="P13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2"><text:span text:style-name="T12"><text:s/></text:span><text:span text:style-name="T11">The instructor should </text:span><text:span text:style-name="T16">git pull</text:span><text:span text:style-name="T11"> your repo, and run </text:span><text:span text:style-name="T16">make </text:span><text:span text:style-name="T17">flawlessly</text:span></text:p>
              </text:list-item>
              <text:list-item>
                <text:p text:style-name="P12"><text:span text:style-name="T11"><text:s/></text:span><text:span text:style-name="T11">The report should not have obvious mistakes in figures, tables, formulae, section titles or main sentences</text:span></text:p>
              </text:list-item>
              <text:list-item>
                <text:p text:style-name="P12"><text:span text:style-name="T11"><text:s/></text:span><text:span text:style-name="T11">1 bonus point (mark can be 5 offsetting previous grade losses) for the 5% best merit figures</text:span></text:p>
                <text:list>
                  <text:list-header>
                    <text:p text:style-name="P14"><text:span text:style-name="T11">- if your work is in the top 5%, expect a more thorough review</text:span></text:p>
                  </text:list-header>
                </text:list>
              </text:list-item>
            </text:list>
            <text:list text:style-name="L1">
              <text:list-header>
                <text:p text:style-name="P12"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1">21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tu</text:span><text:span text:style-name="MT3">to Superior </text:span><text:span text:style-name="MT3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</text:span><text:span text:style-name="MT5">k to </text:span><text:span text:style-name="MT5">edit </text:span><text:span text:style-name="MT5">Mas</text:span><text:span text:style-name="MT5">ter </text:span><text:span text:style-name="MT5">title </text:span><text:span text:style-name="MT5">st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1">21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</text:span><text:span text:style-name="MT3">DEEC/Institu</text:span><text:span text:style-name="MT3">to Superior </text:span><text:span text:style-name="MT3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8</meta:editing-cycles>
    <meta:creation-date>2014-07-21T10:31:21</meta:creation-date>
    <dc:date>2021-05-02T19:42:16.670298606</dc:date>
    <meta:editing-duration>P2DT1H21M26S</meta:editing-duration>
    <meta:generator>LibreOffice/6.0.7.3$Linux_X86_64 LibreOffice_project/00m0$Build-3</meta:generator>
    <meta:document-statistic meta:object-count="8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row>
      <mi>M</mi>
      <mo stretchy="false">=</mo>
      <mfrac>
        <mrow>
          <mi mathvariant="italic">voltageGain</mi>
          <mo stretchy="false">∗</mo>
          <mi mathvariant="italic">bandwidth</mi>
        </mrow>
        <mrow>
          <mi mathvariant="italic">cost</mi>
          <mo stretchy="false">∗</mo>
          <mi mathvariant="italic">lowerCutoffFreq</mi>
        </mrow>
      </mfrac>
    </mrow>
    <annotation encoding="StarMath 5.0">M = {voltageGain * bandwidth} over {cost * lowerCutoffFreq}  newline
</annotation>
  </semantics>
</math>
</file>